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-users table:</text:span><text:line-break/><text:span text:style-name="T1">CREATE TABLE students(</text:span><text:line-break/><text:span text:style-name="T2">id </text:span><text:span text:style-name="T1">serial PRIMARY KEY,</text:span><text:line-break/><text:span text:style-name="T1">name VARCHAR(</text:span><text:span text:style-name="T3">20</text:span><text:span text:style-name="T1">) NOT NULL,</text:span><text:line-break/><text:span text:style-name="T1">surname VARCHAR(</text:span><text:span text:style-name="T3">20</text:span><text:span text:style-name="T1">) NOT NULL,</text:span><text:line-break/><text:span text:style-name="T1">age INTEGER NOT NULL,</text:span><text:line-break/><text:span text:style-name="T1">faculty VARCHAR(</text:span><text:span text:style-name="T3">13</text:span><text:span text:style-name="T1">) NOT NULL,</text:span><text:line-break/><text:span text:style-name="T1">nationality TEXT</text:span><text:line-break/><text:span text:style-name="T1">);</text:span><text:line-break/><text:line-break/><text:span text:style-name="T1">--audience table:</text:span><text:line-break/><text:span text:style-name="T1">CREATE TABLE audience(</text:span><text:line-break/><text:span text:style-name="T2">id </text:span><text:span text:style-name="T1">serial PRIMARY KEY,</text:span><text:line-break/><text:span text:style-name="T1">classname VARCHAR(</text:span><text:span text:style-name="T3">20</text:span><text:span text:style-name="T1">) NOT NULL,</text:span><text:line-break/><text:span text:style-name="T1">number_cabinet INTEGER,</text:span><text:line-break/><text:span text:style-name="T1">user_id INTEGER,</text:span><text:line-break/><text:span text:style-name="T1">FOREIGN KEY (user_id)</text:span><text:line-break/><text:span text:style-name="T1">REFERENCES students (</text:span><text:span text:style-name="T2">id</text:span><text:span text:style-name="T1">)</text:span><text:line-break/><text:span text:style-name="T1">ON DELETE CASCADE ON UPDATE NO ACTION</text:span><text:line-break/><text:span text:style-name="T1">);</text:span><text:line-break/><text:line-break/><text:span text:style-name="T1">-- fill users table</text:span><text:line-break/><text:span text:style-name="T1">INSERT INTO students (name, surname, age, faculty, nationality)</text:span><text:line-break/><text:span text:style-name="T1">VALUES</text:span><text:line-break/><text:span text:style-name="T1"> <text:s/>(</text:span><text:span text:style-name="T4">'Alex'</text:span><text:span text:style-name="T1">, </text:span><text:span text:style-name="T4">'Morozov'</text:span><text:span text:style-name="T1">, </text:span><text:span text:style-name="T3">34</text:span><text:span text:style-name="T1">, </text:span><text:span text:style-name="T4">'ATF'</text:span><text:span text:style-name="T1">, </text:span><text:span text:style-name="T4">'belarus'</text:span><text:span text:style-name="T1">),</text:span><text:line-break/><text:span text:style-name="T1"> <text:s/>(</text:span><text:span text:style-name="T4">'Ann'</text:span><text:span text:style-name="T1">, </text:span><text:span text:style-name="T4">'Ivanova'</text:span><text:span text:style-name="T1">, </text:span><text:span text:style-name="T3">32</text:span><text:span text:style-name="T1">, </text:span><text:span text:style-name="T4">'MTF'</text:span><text:span text:style-name="T1">, </text:span><text:span text:style-name="T4">'russia'</text:span><text:span text:style-name="T1">),</text:span><text:line-break/><text:span text:style-name="T1"> <text:s/>(</text:span><text:span text:style-name="T4">'Kate'</text:span><text:span text:style-name="T1">, </text:span><text:span text:style-name="T4">'Borisova'</text:span><text:span text:style-name="T1">, </text:span><text:span text:style-name="T3">25</text:span><text:span text:style-name="T1">, </text:span><text:span text:style-name="T4">'FITR'</text:span><text:span text:style-name="T1">, </text:span><text:span text:style-name="T4">'germany'</text:span><text:span text:style-name="T1">);</text:span><text:line-break/><text:line-break/><text:span text:style-name="T1">-- fill posts table</text:span><text:line-break/><text:span text:style-name="T1">INSERT INTO audience (classname, number_cabinet, user_id)</text:span><text:line-break/><text:span text:style-name="T1">VALUES</text:span><text:line-break/><text:span text:style-name="T1"> <text:s/>(</text:span><text:span text:style-name="T4">'mathematics'</text:span><text:span text:style-name="T1">, </text:span><text:span text:style-name="T3">234</text:span><text:span text:style-name="T1">, </text:span><text:span text:style-name="T3">1</text:span><text:span text:style-name="T1">),</text:span><text:line-break/><text:span text:style-name="T1"> <text:s/>(</text:span><text:span text:style-name="T4">'physics'</text:span><text:span text:style-name="T1">, </text:span><text:span text:style-name="T3">435</text:span><text:span text:style-name="T1">, </text:span><text:span text:style-name="T3">2</text:span><text:span text:style-name="T1">),</text:span><text:line-break/><text:span text:style-name="T1"> <text:s/>(</text:span><text:span text:style-name="T4">'english'</text:span><text:span text:style-name="T1">, </text:span><text:span text:style-name="T3">568</text:span><text:span text:style-name="T1">, </text:span><text:span text:style-name="T3">3</text:span><text:span text:style-name="T1">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20:20:13.139416916</meta:creation-date>
    <dc:date>2023-07-05T20:21:27.913577301</dc:date>
    <meta:editing-duration>PT1M20S</meta:editing-duration>
    <meta:editing-cycles>1</meta:editing-cycles>
    <meta:document-statistic meta:table-count="0" meta:image-count="0" meta:object-count="0" meta:page-count="1" meta:paragraph-count="1" meta:word-count="109" meta:character-count="801" meta:non-whitespace-character-count="680"/>
    <meta:generator>LibreOffice/7.3.7.2$Linux_X86_64 LibreOffice_project/30$Build-2</meta:generator>
  </office:meta>
</office:document-meta>
</file>